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Thin" svg:font-family="'Montserrat Thin'" style:font-adornments="Light" style:font-pitch="variable"/>
    <style:font-face style:name="Noto Sans" svg:font-family="'Noto Sans'" style:font-adornments="Bold Italic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B" style:family="table-column">
      <style:table-column-properties style:column-width="3.399cm" style:rel-column-width="13106*"/>
    </style:style>
    <style:style style:name="Table1.E" style:family="table-column">
      <style:table-column-properties style:column-width="3.401cm" style:rel-column-width="1310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B" style:family="table-column">
      <style:table-column-properties style:column-width="3.399cm" style:rel-column-width="13106*"/>
    </style:style>
    <style:style style:name="Table2.E" style:family="table-column">
      <style:table-column-properties style:column-width="3.401cm" style:rel-column-width="1310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ed76b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0abe" officeooo:paragraph-rsid="000e0ab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e0abe" officeooo:paragraph-rsid="000ed76b" style:font-weight-asian="bold" style:font-weight-complex="bold"/>
    </style:style>
    <style:style style:name="P4" style:family="paragraph" style:parent-style-name="Text_20_body">
      <style:text-properties officeooo:rsid="000e0abe" officeooo:paragraph-rsid="000ed76b"/>
    </style:style>
    <style:style style:name="P5" style:family="paragraph" style:parent-style-name="Text_20_body">
      <style:paragraph-properties fo:text-align="center" style:justify-single-word="false"/>
      <style:text-properties fo:color="#004165" loext:opacity="100%" style:font-name="Montserrat Thin" officeooo:rsid="000e0abe" officeooo:paragraph-rsid="000ed76b"/>
    </style:style>
    <style:style style:name="P6" style:family="paragraph" style:parent-style-name="Title">
      <style:text-properties fo:color="#004165" loext:opacity="100%" style:font-name="Montserrat Thin" officeooo:rsid="000e0abe" officeooo:paragraph-rsid="000e0abe"/>
    </style:style>
    <style:style style:name="P7" style:family="paragraph" style:parent-style-name="Heading_20_4">
      <style:text-properties officeooo:paragraph-rsid="00122c82"/>
    </style:style>
    <style:style style:name="P8" style:family="paragraph" style:parent-style-name="Horizontal_20_Line">
      <style:text-properties officeooo:paragraph-rsid="00122c82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0abe" officeooo:paragraph-rsid="00122c8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13767" officeooo:paragraph-rsid="0011376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13767" officeooo:paragraph-rsid="00122c8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22c82" officeooo:paragraph-rsid="00122c8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22c82" officeooo:paragraph-rsid="00122c82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officeooo:rsid="00122c82" officeooo:paragraph-rsid="00122c82"/>
    </style:style>
    <style:style style:name="P15" style:family="paragraph" style:parent-style-name="Table_20_Contents">
      <style:text-properties officeooo:paragraph-rsid="00122c82"/>
    </style:style>
    <style:style style:name="P16" style:family="paragraph" style:parent-style-name="Text_20_body">
      <style:text-properties fo:font-size="9pt" officeooo:rsid="00113767" officeooo:paragraph-rsid="00113767" style:font-size-asian="9pt" style:font-size-complex="9pt"/>
    </style:style>
    <style:style style:name="P17" style:family="paragraph" style:parent-style-name="Text_20_body" style:list-style-name="L1">
      <style:text-properties fo:font-size="9pt" officeooo:rsid="00113767" officeooo:paragraph-rsid="00113767" style:font-size-asian="9pt" style:font-size-complex="9pt"/>
    </style:style>
    <style:style style:name="P18" style:family="paragraph" style:parent-style-name="Text_20_body" style:list-style-name="L1">
      <style:text-properties fo:font-size="9pt" officeooo:rsid="00113767" officeooo:paragraph-rsid="00122c82" style:font-size-asian="9pt" style:font-size-complex="9pt"/>
    </style:style>
    <style:style style:name="P19" style:family="paragraph" style:parent-style-name="Text_20_body">
      <style:text-properties fo:font-size="9pt" officeooo:rsid="00113767" officeooo:paragraph-rsid="00122c82" style:font-size-asian="9pt" style:font-size-complex="9pt"/>
    </style:style>
    <style:style style:name="P20" style:family="paragraph" style:parent-style-name="Text_20_body">
      <style:text-properties fo:font-size="9pt" officeooo:rsid="00113767" officeooo:paragraph-rsid="0014b600" style:font-size-asian="9pt" style:font-size-complex="9pt"/>
    </style:style>
    <style:style style:name="P21" style:family="paragraph" style:parent-style-name="Text_20_body">
      <style:paragraph-properties fo:text-align="start" style:justify-single-word="false"/>
      <style:text-properties officeooo:rsid="000e0abe" officeooo:paragraph-rsid="000e0abe"/>
    </style:style>
    <style:style style:name="P22" style:family="paragraph" style:parent-style-name="Text_20_body">
      <style:paragraph-properties fo:text-align="start" style:justify-single-word="false"/>
      <style:text-properties officeooo:rsid="000e0abe" officeooo:paragraph-rsid="00122c82"/>
    </style:style>
    <style:style style:name="P23" style:family="paragraph" style:parent-style-name="Text_20_body">
      <style:text-properties officeooo:paragraph-rsid="00122c82"/>
    </style:style>
    <style:style style:name="P24" style:family="paragraph" style:parent-style-name="Title">
      <style:paragraph-properties fo:break-before="page"/>
      <style:text-properties fo:color="#004165" loext:opacity="100%" style:font-name="Montserrat Thin" officeooo:rsid="000e0abe" officeooo:paragraph-rsid="00122c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b600" style:font-weight-asian="bold" style:font-weight-complex="bold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fo:color="#004165" loext:opacity="100%" style:font-name="Montserrat Thin"/>
    </style:style>
    <style:style style:name="T5" style:family="text">
      <style:text-properties style:font-name-asian="OpenSymbol" style:font-name-complex="OpenSymbol"/>
    </style:style>
    <style:style style:name="T6" style:family="text">
      <style:text-properties officeooo:rsid="00124b99"/>
    </style:style>
    <style:style style:name="T7" style:family="text">
      <style:text-properties officeooo:rsid="0014b6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astmasters Club Sign-In Sheet</text:p>
      <text:p text:style-name="Horizontal_20_Line"/>
      <text:h text:style-name="Heading_20_4" text:outline-level="4">GDPR Data Consent</text:h>
      <text:p text:style-name="P16">By providing your details below, you agree that <text:span text:style-name="T2">[Insert Club Name]</text:span> may use this information to:</text:p>
      <text:list xml:id="list3236915335" text:style-name="L1">
        <text:list-item>
          <text:p text:style-name="P17"><text:span text:style-name="T1">Manage your visit </text:span>and include you in meeting activities.</text:p>
        </text:list-item>
        <text:list-item>
          <text:p text:style-name="P17"><text:span text:style-name="T1">Contact you </text:span>regarding membership, future meetings and club news.</text:p>
        </text:list-item>
        <text:list-item>
          <text:p text:style-name="P17"><text:span text:style-name="T1">Maintain club records </text:span>in accordance with Toastmasters International Policies.</text:p>
        </text:list-item>
      </text:list>
      <text:p text:style-name="P16"><text:span text:style-name="T1">Your Rights</text:span>: We value your privacy. We will never share your data with third parties for marketing purposes. <text:s/>You can request to view, update, or delete your information at any time by speaking to a Club Officer.</text:p>
      <text:p text:style-name="P16"><text:span text:style-name="T1">Note</text:span>: We may take photos or videos during the meeting for our social media and website. <text:s/>Please inform the Sergeant-at-Arms if you do not wish to be included in recordings.</text:p>
      <text:p text:style-name="Horizontal_20_Line"/>
      <text:p text:style-name="P2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10">Email Address</text:p>
          </table:table-cell>
          <table:table-cell table:style-name="Table1.A1" office:value-type="string">
            <text:p text:style-name="P10">Phone Number</text:p>
          </table:table-cell>
          <table:table-cell table:style-name="Table1.A1" office:value-type="string">
            <text:p text:style-name="P10">Consent to Contact <text:span text:style-name="T6">(Y/N)</text:span></text:p>
          </table:table-cell>
          <table:table-cell table:style-name="Table1.E1" office:value-type="string">
            <text:p text:style-name="P12">Guest<text:line-break/><text:span text:style-name="T6">(Y/N)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P14"><text:span text:style-name="T5"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<text:span text:style-name="T3"></text:span></text:p>
          </table:table-cell>
          <table:table-cell table:style-name="Table1.E2" office:value-type="string">
            <text:p text:style-name="P13"><text:span text:style-name="T3"></text:span></text:p>
          </table:table-cell>
        </table:table-row>
      </table:table>
      <text:p text:style-name="Text_20_body"/>
      <text:p text:style-name="P24">Toastmasters Club Sign-In Sheet</text:p>
      <text:p text:style-name="P8"/>
      <text:h text:style-name="P7" text:outline-level="4">GDPR Data Consent</text:h>
      <text:p text:style-name="P20">By providing your details below, you agree that <text:span text:style-name="T2">[Insert Club Name]</text:span> may use this information to:</text:p>
      <text:list text:continue-numbering="true" text:style-name="L1">
        <text:list-item>
          <text:p text:style-name="P18"><text:span text:style-name="T1">Manage your visit </text:span>and include you in meeting activities.</text:p>
        </text:list-item>
        <text:list-item>
          <text:p text:style-name="P18"><text:span text:style-name="T1">Contact you </text:span>regarding membership, future meetings and club news.</text:p>
        </text:list-item>
        <text:list-item>
          <text:p text:style-name="P18"><text:span text:style-name="T1">Maintain club records </text:span>in accordance with Toastmasters International Policies.</text:p>
        </text:list-item>
      </text:list>
      <text:p text:style-name="P19"><text:span text:style-name="T1">Your Rights</text:span>: We value your privacy. We will never share your data with third parties for marketing purposes. <text:s/>You can request to view, update, or delete your information at any time by speaking to a Club Officer.</text:p>
      <text:p text:style-name="P19"><text:span text:style-name="T1">Note</text:span>: We may take photos or videos during the meeting for our social media and website. <text:s/>Please inform the Sergeant-at-Arms if you do not wish to be included in recordings.</text:p>
      <text:p text:style-name="P8"/>
      <text:p text:style-name="P22"/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E"/>
        <table:table-row>
          <table:table-cell table:style-name="Table2.A1" office:value-type="string">
            <text:p text:style-name="P9">Name</text:p>
          </table:table-cell>
          <table:table-cell table:style-name="Table2.A1" office:value-type="string">
            <text:p text:style-name="P11">Email Address</text:p>
          </table:table-cell>
          <table:table-cell table:style-name="Table2.A1" office:value-type="string">
            <text:p text:style-name="P11">Phone Number</text:p>
          </table:table-cell>
          <table:table-cell table:style-name="Table2.A1" office:value-type="string">
            <text:p text:style-name="P11">Consent to Contact <text:span text:style-name="T6">(Y/N)</text:span></text:p>
          </table:table-cell>
          <table:table-cell table:style-name="Table2.E1" office:value-type="string">
            <text:p text:style-name="P12">Guest<text:line-break/><text:span text:style-name="T6">(Y/N)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4"><text:span text:style-name="T5"/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><text:span text:style-name="T3"></text:span></text:p>
          </table:table-cell>
          <table:table-cell table:style-name="Table2.E2" office:value-type="string">
            <text:p text:style-name="P13"><text:span text:style-name="T3">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Thin" svg:font-family="'Montserrat Thin'" style:font-adornments="Light" style:font-pitch="variable"/>
    <style:font-face style:name="Noto Sans" svg:font-family="'Noto Sans'" style:font-adornments="Bold Italic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Noto Sans1" fo:font-family="'Noto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Noto Sans1" fo:font-family="'Noto Sans'" style:font-style-name="Regular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Noto Sans" fo:font-family="'Noto Sans'" style:font-style-name="Bold Italic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20:59:33.351581107</meta:creation-date>
    <dc:date>2026-03-24T19:44:33.795237935</dc:date>
    <meta:editing-duration>PT22M11S</meta:editing-duration>
    <meta:editing-cycles>6</meta:editing-cycles>
    <meta:generator>LibreOffice/24.2.7.2$Linux_X86_64 LibreOffice_project/420$Build-2</meta:generator>
    <meta:keyword>GDPR</meta:keyword>
    <meta:keyword>Toastmasters</meta:keyword>
    <dc:contributor>Chris Collins</dc:contributor>
    <dc:publisher>Chris Collins</dc:publisher>
    <dc:source>https://github.com/gosub3000/toastmaster-documents</dc:source>
    <dc:title>Toastmaster Club Sign In Sheet with GDPR Consent</dc:title>
    <meta:document-statistic meta:table-count="2" meta:image-count="0" meta:object-count="0" meta:page-count="2" meta:paragraph-count="98" meta:word-count="334" meta:character-count="1654" meta:non-whitespace-character-count="1420"/>
  </office:meta>
</office:document-meta>
</file>